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f580" officeooo:paragraph-rsid="0002f580"/>
    </style:style>
    <style:style style:name="P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306f8"/>
    </style:style>
    <style:style style:name="T2" style:family="text">
      <style:text-properties fo:font-weight="bold" style:font-weight-asian="bold" style:font-weight-complex="bold"/>
    </style:style>
    <style:style style:name="T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IKETA 4</text:p>
      <text:p text:style-name="P1"/>
      <text:p text:style-name="P1"><text:span text:style-name="T2"><office:annotation office:name="__Annotation__1527_886174932"><dc:creator>Autor desconocido</dc:creator><dc:date>2018-06-07T06:27:40.007000000</dc:date><text:p text:style-name="P2"><text:span text:style-name="T3">Oso ondo</text:span></text:p></office:annotation></text:span><text:span text:style-name="T2">4A</text:span><office:annotation-end office:name="__Annotation__1527_886174932"/><text:span text:style-name="T2">:</text:span> Como podemos observar el ejercicio sketch esta formado por 22 biestables del tipo T. Este tipo de biestable tiene la capacidad de retener la información que ha tenido anteriormente, por decirlo de algún modo tiene memoria. <text:s/>En este programa lo que pasara es que que el biestable al estar a nivel bajo no cambiara de valor se mantendrá en cero poro una vez cambie su valor de bajo a alto el estado del biestable cambiara. Una vez se cumpla toda la secuencia el led se encenderá y posteriormente al cabo de un rato se apagara. </text:p>
      <text:p text:style-name="P1"/>
      <text:p text:style-name="P1"><text:span text:style-name="T2"><office:annotation office:name="__Annotation__1528_886174932"><dc:creator>Autor desconocido</dc:creator><dc:date>2018-06-07T06:28:01.057000000</dc:date><text:p text:style-name="P2"><text:span text:style-name="T3">Bukatzea falta</text:span></text:p></office:annotation></text:span><text:span text:style-name="T2">4B</text:span><office:annotation-end office:name="__Annotation__1528_886174932"/><text:span text:style-name="T2">:</text:span> Este ejercicio esta compuesto por un switch, 3 biestables del tipo D y 3 salidas led. El biestable del tipo D es un biestable que</text:p>
      <text:p text:style-name="P1"/>
      <text:p text:style-name="P1"/>
      <text:p text:style-name="P1"><text:span text:style-name="T2"><office:annotation office:name="__Annotation__1529_886174932"><dc:creator>Autor desconocido</dc:creator><dc:date>2018-06-07T06:28:19.497000000</dc:date><text:p text:style-name="P2"><text:span text:style-name="T3">ondo</text:span></text:p></office:annotation></text:span><text:span text:style-name="T2">4C:</text:span><office:annotation-end office:name="__Annotation__1529_886174932"/> <text:span text:style-name="T1">En este ejercicio nos encontramos con 3 tipos de frecuencias distintas, Un multiplexor de 2 a 1, un zumbador y dos leds. Con este ejercicio los que vamos a crear es un parpadeo de forma completaría entre las dos leds, a la vez que el zumbador emitirá un sonido tipo siren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6T09:56:32.993000000</meta:creation-date>
    <dc:date>2018-06-07T06:36:52.178000000</dc:date>
    <meta:editing-duration>PT13M39S</meta:editing-duration>
    <meta:editing-cycles>2</meta:editing-cycles>
    <meta:generator>LibreOffice/5.2.0.4$Windows_X86_64 LibreOffice_project/066b007f5ebcc236395c7d282ba488bca6720265</meta:generator>
    <meta:document-statistic meta:table-count="0" meta:image-count="0" meta:object-count="0" meta:page-count="1" meta:paragraph-count="4" meta:word-count="176" meta:character-count="949" meta:non-whitespace-character-count="774"/>
  </office:meta>
</office:document-meta>
</file>